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automatic-styles>
    <style:style style:name="P1" style:parent-style-name="Title" style:master-page-name="MP0" style:family="paragraph">
      <style:paragraph-properties fo:break-before="page"/>
      <style:text-properties fo:font-weight="bold" style:font-weight-asian="bold" fo:font-size="18pt" style:font-size-asian="18pt"/>
    </style:style>
    <style:style style:name="P2" style:parent-style-name="Normal" style:family="paragraph">
      <style:paragraph-properties fo:break-before="page"/>
      <style:text-properties fo:hyphenate="true"/>
    </style:style>
    <style:style style:name="P3" style:parent-style-name="Normal" style:family="paragraph">
      <style:paragraph-properties fo:break-before="page"/>
      <style:text-properties fo:hyphenate="true"/>
    </style:style>
    <style:style style:name="P4" style:parent-style-name="Normal" style:family="paragraph">
      <style:text-properties fo:hyphenate="true"/>
    </style:style>
    <style:style style:name="P5" style:parent-style-name="Normal" style:family="paragraph">
      <style:paragraph-properties fo:break-before="page"/>
      <style:text-properties fo:hyphenate="true"/>
    </style:style>
  </office:automatic-styles>
  <office:body>
    <office:text text:use-soft-page-breaks="true">
      <text:p text:style-name="P1">Assembly Tutorial Lesson #17</text:p>
      <text:p text:style-name="Subtitle">FM Synthesis</text:p>
      <text:p text:style-name="Normal">[Title slide]</text:p>
      <text:p text:style-name="Normal">Hi there! This is Matt Heffernan. Welcome back to my channel. This is the seventeenth episode in a series that seeks to<text:s/>demystify programming in assembly language for the 6502 family of 8-bit processors. We’re using the Commander X16 as a target as it has a 65C02 and is a particularly excellent platform for this learning process. If you haven’t seen the previous episodes and need to start at the very beginning, please go back to my channel (don’t forget to subscribe and click the bell for notifications while you’re there so that you’ll know when the next episodes come out), and start this playlist from the beginning.</text:p>
      <text:p text:style-name="Normal">So far<text:s/>in this series, we have learned the fundamentals of assembly programming by going through the entire 65C02 instruction set and examining how each instruction works, and since then getting into the specific capabilities of the X16.<text:s/>We have already seen how to generate sound using the VERA Programmable Sound Generator, but that is only one of three options that are available for the X16, and while it is easy to interface with, it is very limited in terms of what kinds of sounds it can make. You can do proper frequency modulation synthesis with the Yamaha YM2151, which is included right on the motherboard. You can define sophisticated instruments and play pitch-perfect music. However, there is a much steeper learning curve for using it, as it effectively a fully-featured synthesizer on a chip, and its features are<text:s/>complex. In this video, I will also be using a lot of musical terminology, on top of all the synthesis concepts. I am trying to make this as simple as possible to understand, but this is definitely<text:s/>something that one could spend a long time studying to gain expertise, which I freely admit I do not have. I am going to go through enough to show you how to incorporate using this chip in assembly code and give you a jumping off point for exploring all of its features.<text:s/></text:p>
      <text:p text:style-name="Normal">[cut to slide 2 – YM2151]</text:p>
      <text:p text:style-name="Normal">Another name for the YM2151 is OPM, or FM Operator Type-M, to differentiate it from other Yamaha synthesizers-on-a-chip, but the OPM has the distinction of being the very first one. It is also fully an 8-bit chip, so it works nicely with 65C02. It provides 8 independent stereo voice channels, each of which can be configured using 4 FM functions. One channel can also use a built-in noise generator. The voices can play any chromatic note in an 8-octave range, either perfectly or with a configurable fraction of sharpness.</text:p>
      <text:p text:style-name="Normal">Yamaha originally created this chip in 1987 as the central component of professional keyboard synthesizers, starting with the [build] DX21. They continued to use it in other keyboards, eventually including some consumer-grade keyboards for casual use. However, it’s most prominent use, at least in Western markets, was in arcade cabinets, starting with [build] Atari’s Marble Madness. Many other cabinets followed, including many from Sega, which<text:s/>included<text:s/>the OPM<text:s/>along<text:s/>with their own PCM audio hardware to combine synthesized instruments with drum samples and other effects.<text:s/>While its cousin the YM3812, or OPL2, found widespread use in the PC market thanks to the AdLib and Sound Blaster expansion cards, the OPM<text:s/>was mainly used only in Japanese computers like the [build] Sharp X68000 that were not widely used outside of Asia. But many chips were made and enough are cheaply available to be viably included with the X16.</text:p>
      <text:p text:style-name="P2"/>
      <text:soft-page-break/>
      <text:p text:style-name="Normal">[cut to slide 3 – register interface]</text:p>
      <text:p text:style-name="Normal">The OPM<text:s/>interface, in a logistical sense, at least, is very simple. There hardware interface is only mapped to two bytes for all of its I/O with the CPU. The only read supported is the write ready signal, which you can see by loading the value at hex 9FE1 and checking the state of the highest bit. Once it’s clear, the chip is ready for you to write a new register value. First, you write the register address, specified by the map you see here, to hex 9FE0. Every address that isn’t completely X’d out is something you can write to. With the register address set, you then write the register value to hex 9FE1. This will result in the contents of that register being updated on the chip, and the sound output could change, depending on the other register values. You can only read the write ready status, all of the registers are strictly write-only.</text:p>
      <text:p text:style-name="Normal">[cut to slide 4 – defining instruments]</text:p>
      <text:p text:style-name="Normal">The most complicated part of programming the OPM is defining instruments, which is done through configuration patches that can be written at any time. This means that a voice channel can change instruments on the fly, but that generally comes at the cost requiring more memory to store your music track. A patch consists of config values for each of the 4 FM functions, consisting of 6 register values for each of them. This means that each voice is defined by 24 of the registers you see on the range pictured to the right. We aren’t going to go into what each of these are for, except for the simplest one, which is TL or Total Level. The TL registers let you set the level of each function for each channel, with a value of 127 for maximum loudness.<text:s/>On top of configuring each of the four functions, there are also a few channel-wide settings in its control registers, including whether to output to the Left and/or Right speakers, what the feedback level is going to be, and how the functions are connected. There are eight different ways that the functions can be connected, letting you select different combinations of parallel or serial wave processing. Again, this is deeply technical and not my area of expertise, but you can definitely play around will all of these settings as see what different kinds of sounds you can make.<text:s/>You can come up with an extremely diverse sound palette.</text:p>
      <text:p text:style-name="Normal">[cut to slide 5 – playing notes]</text:p>
      <text:p text:style-name="Normal">Once your instrument patches are set, it’s much easier to simply play a note on a channel. There is a single register<text:s/>at address 8<text:s/>called Key-On, or KON for short, that controls which functions are currently playing on a specified channel. Bits 6 through 3 set the enabled functions and bits 2 through 1 specify the channel.<text:s/>So if you only write the channel number to address 8, it will cause that channel to go silent, which is called “key off”. Generally, you will have all four functions enabled when you do want a “key on” to happen, but you may have a patch that creates purposefully different sounds based on the enabled functions.</text:p>
      <text:p text:style-name="Normal">Before you enable those functions, however, you’ll need to set the Key Code, or KC, register for the channel. These are at addresses hex 28 through 2F, with one for each channel to set both the octave in the upper nybble and the note itself in the lower nybble. The note can be anything on the chromatic scale from C-sharp up to C, but the values are a bit odd. The notes are in groups of three with undefined in-between values at 3, 7, 11 and 15. If you did actually want to play an in-between note that’s not on the chromatic scale, you’ll want to use the Key Fraction, or KF, register in the address range hex 30 through 37.<text:s/>To have your notes right on pitch, this should be set to zero. But you can increase the pitch in increments of about 1.6 cents by setting the upper six bits to a value up to 63. For some reason, the lower two bits are unused. So you can get a 50-cent sharpness by setting the fraction to 32, which after shifting to the left by two bits means writing a value of 128 to the KF register.<text:s/>So you can do a very smooth portamento between notes, but it will require a lot of register writes over a short period, and that can also really drive up the memory requirements for your track.</text:p>
      <text:p text:style-name="P3"/>
      <text:soft-page-break/>
      <text:p text:style-name="Normal">[cut to slide 6 – repeating a note]</text:p>
      <text:p text:style-name="Normal"/>
      <text:p text:style-name="Normal"/>
      <text:p text:style-name="P4"/>
      <text:p text:style-name="P5"/>
      <text:soft-page-break/>
      <text:p text:style-name="Normal">[Start loading and running PATREON.PRG]</text:p>
      <text:p text:style-name="Normal">If you<text:s/>don’t want to miss any episodes in the future, make sure you subscribe to my channel and click the bell to get notified when they come out. If this episode taught you anything, please click the Like button, and if you have any questions, please put them in the comments and that can influence how future episodes are made.</text:p>
      <text:p text:style-name="Normal">If you can’t wait for the videos to go public, become a patron and get access to new videos as soon as possible, just like the folks you see here did on my Patreon page, which you will find linked in the description along with the GitHub repo containing all the materials for this tutorial series. Thanks for watching and I hope to see you again soon. Bye, by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Mono CJK JP" svg:font-family="Noto Sans Mono CJK JP" style:font-family-generic="system" style:font-pitch="variable"/>
    <style:font-face style:name="Noto Sans Arabic UI" svg:font-family="Noto Sans Arabic UI" style:font-family-generic="system" style:font-pitch="variable"/>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Mono CJK JP" style:font-name-complex="Noto Sans Arabic UI" fo:font-size="14pt" style:font-size-asian="14pt" style:font-size-complex="14pt" fo:hyphenate="true"/>
    </style:style>
    <style:style style:name="Textbody" style:display-name="Text body" style:family="paragraph" style:parent-style-name="Normal">
      <style:paragraph-properties fo:margin-bottom="0.0972in" fo:line-height="115%"/>
      <style:text-properties style:font-name="Liberation Serif" style:font-name-asian="Noto Serif CJK SC" style:font-name-complex="Lohit Devanagari" style:letter-kerning="true" fo:font-size="12pt" style:font-size-asian="12pt" style:font-size-complex="12pt" style:language-asian="zh" style:country-asian="CN" style:language-complex="hi" style:country-complex="IN" fo:hyphenate="false"/>
    </style:style>
    <style:style style:name="Title" style:display-name="Title" style:family="paragraph" style:parent-style-name="Normal" style:next-style-name="Normal">
      <style:paragraph-properties fo:margin-bottom="0in"/>
      <style:text-properties style:font-name="Calibri Light" style:font-name-asian="Times New Roman" style:font-name-complex="Calibri Light" fo:letter-spacing="-0.0069in" style:letter-kerning="true" fo:font-size="28pt" style:font-size-asian="28pt" style:font-size-complex="28pt" fo:hyphenate="false"/>
    </style:style>
    <style:style style:name="Subtitle" style:display-name="Subtitle" style:family="paragraph" style:parent-style-name="Normal" style:next-style-name="Normal">
      <style:text-properties style:font-name-asian="Times New Roman" fo:color="#5A5A5A" fo:letter-spacing="0.0104in"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SubtitleChar" style:display-name="Subtitle Char" style:family="text" style:parent-style-name="DefaultParagraphFont">
      <style:text-properties style:font-name-asian="Times New Roman" fo:color="#5A5A5A" fo:letter-spacing="0.010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ATTHEW HEFFERNAN</meta:initial-creator>
    <dc:creator>MATTHEW HEFFERNAN</dc:creator>
    <meta:creation-date>2021-04-29T16:52:00Z</meta:creation-date>
    <dc:date>2021-04-29T19:32:00Z</dc:date>
    <meta:template xlink:href="Normal.dotm" xlink:type="simple"/>
    <meta:editing-cycles>9</meta:editing-cycles>
    <meta:editing-duration>PT9480S</meta:editing-duration>
    <meta:document-statistic meta:page-count="4" meta:paragraph-count="16" meta:word-count="1259" meta:character-count="8422" meta:row-count="59" meta:non-whitespace-character-count="7179"/>
  </office:meta>
</office:document-meta>
</file>